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77bc65" loext:fill-use-slide-background="false" draw:textarea-horizontal-align="justify" draw:textarea-vertical-align="middle" draw:auto-grow-height="false" fo:min-height="2.895cm" fo:min-width="3.513cm" fo:padding-top="0.151cm" fo:padding-bottom="0.151cm" fo:padding-left="0.276cm" fo:padding-right="0.276cm" fo:wrap-option="wrap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77bc6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447cm" svg:height="4.447cm" svg:x="12.384cm" svg:y="5.88cm">
          <draw:glue-point draw:id="4" svg:x="-3.633cm" svg:y="-3.467cm"/>
          <draw:glue-point draw:id="5" svg:x="3.892cm" svg:y="-3.168cm"/>
          <draw:glue-point draw:id="6" svg:x="-3.543cm" svg:y="3.523cm"/>
          <draw:glue-point draw:id="7" svg:x="1.506cm" svg:y="1.633cm" draw:align="center"/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4.607cm" svg:y1="5.88cm" svg:x2="14.611cm" svg:y2="3.322cm" draw:start-shape="id1" draw:start-glue-point="0" svg:d="M14607 5880l4-2558" svg:viewBox="0 0 5 2559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4T14:31:06.453000000</meta:creation-date>
    <dc:date>2022-10-14T14:37:57.221000000</dc:date>
    <meta:editing-duration>PT6M52S</meta:editing-duration>
    <meta:editing-cycles>1</meta:editing-cycles>
    <meta:document-statistic meta:object-count="25"/>
    <meta:generator>LibreOfficeDev/7.5.0.0.alpha0$Windows_X86_64 LibreOffice_project/5956cecdf61846671f7d028ad60623e1e840ad3f</meta:generator>
  </office:meta>
</office:document-meta>
</file>